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1.75cm" fo:min-width="4.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3" style:family="graphic" style:parent-style-name="standard">
      <style:graphic-properties draw:fill-color="#eeeeee" draw:textarea-horizontal-align="justify" draw:textarea-vertical-align="top" draw:auto-grow-height="false" fo:min-height="1.75cm" fo:min-width="4.487cm"/>
      <style:paragraph-properties style:writing-mode="lr-tb"/>
    </style:style>
    <style:style style:name="gr4" style:family="graphic" style:parent-style-name="standard">
      <style:graphic-properties draw:marker-start="Circle" draw:marker-end="Rounded_20_large_20_Arrow" draw:textarea-vertical-align="middle"/>
    </style:style>
    <style:style style:name="gr5" style:family="graphic" style:parent-style-name="standard">
      <style:graphic-properties draw:marker-start="Rounded_20_large_20_Arrow" draw:marker-end="Rounded_20_large_20_Arrow" draw:textarea-vertical-align="middle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1.024cm" fo:min-width="3.036cm"/>
      <style:paragraph-properties style:writing-mode="lr-tb"/>
    </style:style>
    <style:style style:name="gr7" style:family="graphic" style:parent-style-name="standard">
      <style:graphic-properties draw:stroke="dash" draw:stroke-dash="Long_20_Dash" svg:stroke-width="0.028cm" draw:marker-start="Rounded_20_large_20_Arrow" draw:marker-start-width="0.242cm" draw:marker-end="Rounded_20_large_20_Arrow" draw:marker-end-width="0.242cm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svg:stroke-color="#3465a4"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start" style:writing-mode="lr-tb"/>
      <style:text-properties fo:font-size="16pt" style:font-size-asian="16pt" style:font-size-complex="16pt"/>
    </style:style>
    <style:style style:name="P2" style:family="paragraph">
      <loext:graphic-properties draw:fill-color="#eeeeee"/>
      <style:paragraph-properties fo:text-align="start" style:writing-mode="lr-tb"/>
      <style:text-properties fo:font-size="16pt" style:font-size-asian="16pt" style:font-size-complex="16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eeeeee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5cm" svg:height="2cm" svg:x="1cm" svg:y="15cm">
          <text:p text:style-name="P1"><text:span text:style-name="T1">portfolio-map</text:span></text:p>
          <draw:enhanced-geometry svg:viewBox="0 0 21600 21600" draw:type="rectangle" draw:enhanced-path="M 0 0 L 21600 0 21600 21600 0 21600 0 0 Z N"/>
        </draw:custom-shape>
        <draw:frame draw:style-name="gr2" draw:text-style-name="P4" xml:id="id8" draw:id="id8" draw:layer="layout" svg:width="5.5cm" svg:height="0.878cm" svg:x="0.8cm" svg:y="14.1cm">
          <draw:text-box>
            <text:p text:style-name="P3"><text:span text:style-name="T1">8001 <text:s text:c="15"/>Java</text:span></text:p>
          </draw:text-box>
        </draw:frame>
        <draw:custom-shape draw:style-name="gr3" draw:text-style-name="P2" xml:id="id9" draw:id="id9" draw:layer="layout" svg:width="4.987cm" svg:height="2cm" svg:x="7.013cm" svg:y="15cm">
          <text:p text:style-name="P1"><text:span text:style-name="T1">portfolio-sql</text:span></text:p>
          <draw:enhanced-geometry svg:viewBox="0 0 21600 21600" draw:type="rectangle" draw:enhanced-path="M 0 0 L 21600 0 21600 21600 0 21600 0 0 Z N"/>
        </draw:custom-shape>
        <draw:frame draw:style-name="gr2" draw:text-style-name="P4" xml:id="id7" draw:id="id7" draw:layer="layout" svg:width="5.5cm" svg:height="0.878cm" svg:x="6.8cm" svg:y="14.1cm">
          <draw:text-box>
            <text:p text:style-name="P3"><text:span text:style-name="T1">8002 <text:s text:c="15"/>Java</text:span></text:p>
          </draw:text-box>
        </draw:frame>
        <draw:frame draw:style-name="gr2" draw:text-style-name="P4" draw:layer="layout" svg:width="5.4cm" svg:height="0.878cm" svg:x="16.8cm" svg:y="9.124cm">
          <draw:text-box>
            <text:p text:style-name="P3"><text:span text:style-name="T1">80 <text:s text:c="17"/>Nginx</text:span></text:p>
          </draw:text-box>
        </draw:frame>
        <draw:custom-shape draw:style-name="gr1" draw:text-style-name="P2" xml:id="id1" draw:id="id1" draw:layer="layout" svg:width="5cm" svg:height="2cm" svg:x="13cm" svg:y="5cm">
          <text:p text:style-name="P1"><text:span text:style-name="T1">portfolio-si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cm" svg:height="2cm" svg:x="23cm" svg:y="10cm">
          <text:p text:style-name="P1"><text:span text:style-name="T1">portfolio-stat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cm" svg:height="2cm" svg:x="11cm" svg:y="10cm">
          <text:p text:style-name="P1"><text:span text:style-name="T1">portfolio-template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5.5cm" svg:y1="7cm" svg:x2="13.5cm" svg:y2="10cm" draw:start-shape="id1" draw:start-glue-point="2" draw:end-shape="id2" draw:end-glue-point="0" svg:d="M15500 7000v1500h-2000v1500" svg:viewBox="0 0 2001 3001">
          <text:p/>
        </draw:connector>
        <draw:connector draw:style-name="gr5" draw:text-style-name="P5" draw:layer="layout" svg:x1="15.5cm" svg:y1="7cm" svg:x2="25.5cm" svg:y2="10cm" draw:start-shape="id1" draw:start-glue-point="2" draw:end-shape="id3" draw:end-glue-point="0" svg:d="M15500 7000v1500h10000v1500" svg:viewBox="0 0 10001 3001">
          <text:p/>
        </draw:connector>
        <draw:frame draw:style-name="gr2" draw:text-style-name="P4" draw:layer="layout" svg:width="5.5cm" svg:height="0.878cm" svg:x="10.8cm" svg:y="9.122cm">
          <draw:text-box>
            <text:p text:style-name="P3"><text:span text:style-name="T1">3000 <text:s text:c="14"/>Node</text:span></text:p>
          </draw:text-box>
        </draw:frame>
        <draw:frame draw:style-name="gr2" draw:text-style-name="P4" xml:id="id4" draw:id="id4" draw:layer="layout" svg:width="5.4cm" svg:height="0.878cm" svg:x="12.8cm" svg:y="4.122cm">
          <draw:text-box>
            <text:p text:style-name="P3"><text:span text:style-name="T1">80 <text:s text:c="17"/>Nginx</text:span></text:p>
          </draw:text-box>
        </draw:frame>
        <draw:frame draw:style-name="gr2" draw:text-style-name="P4" draw:layer="layout" svg:width="5.4cm" svg:height="0.878cm" svg:x="22.8cm" svg:y="9.123cm">
          <draw:text-box>
            <text:p text:style-name="P3"><text:span text:style-name="T1">80 <text:s text:c="17"/>Nginx</text:span></text:p>
          </draw:text-box>
        </draw:frame>
        <draw:custom-shape draw:style-name="gr6" draw:text-style-name="P7" xml:id="id5" draw:id="id5" draw:layer="layout" svg:width="5cm" svg:height="1.8cm" svg:x="13cm" svg:y="1.1cm">
          <text:p text:style-name="P6">Brow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line-skew="-0.4cm -3.2cm" svg:x1="15.5cm" svg:y1="5cm" svg:x2="15.5cm" svg:y2="2.9cm" draw:start-shape="id4" draw:start-glue-point="2" draw:end-shape="id5" draw:end-glue-point="8" svg:d="M15500 5000v100-1588-612" svg:viewBox="0 0 1 2201">
          <text:p/>
        </draw:connector>
        <draw:custom-shape draw:style-name="gr1" draw:text-style-name="P2" xml:id="id6" draw:id="id6" draw:layer="layout" svg:width="5cm" svg:height="2cm" svg:x="17cm" svg:y="10.001cm">
          <text:p text:style-name="P1"><text:span text:style-name="T1">portfolio-react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5.5cm" svg:y1="7cm" svg:x2="19.5cm" svg:y2="10.001cm" draw:start-shape="id1" draw:start-glue-point="2" draw:end-shape="id6" draw:end-glue-point="0" svg:d="M15500 7000v1501h4000v1500" svg:viewBox="0 0 4001 3002">
          <text:p/>
        </draw:connector>
        <draw:connector draw:style-name="gr5" draw:text-style-name="P5" draw:layer="layout" draw:line-skew="-6.978cm" svg:x1="15.5cm" svg:y1="7cm" svg:x2="9.55cm" svg:y2="14.978cm" draw:start-shape="id1" draw:start-glue-point="2" draw:end-shape="id7" draw:end-glue-point="2" svg:d="M15500 7000v1500h-5950v6478" svg:viewBox="0 0 5951 7979">
          <text:p/>
        </draw:connector>
        <draw:connector draw:style-name="gr5" draw:text-style-name="P5" draw:layer="layout" draw:line-skew="-6.978cm" svg:x1="15.5cm" svg:y1="7cm" svg:x2="3.55cm" svg:y2="14.978cm" draw:end-shape="id8" draw:end-glue-point="2" svg:d="M15500 7000v1500h-11950v6478" svg:viewBox="0 0 11951 7979">
          <text:p/>
        </draw:connector>
        <draw:connector draw:style-name="gr5" draw:text-style-name="P5" draw:layer="layout" draw:line-skew="1.099cm" svg:x1="13.5cm" svg:y1="12cm" svg:x2="9.506cm" svg:y2="17cm" draw:start-shape="id2" draw:start-glue-point="2" draw:end-shape="id9" draw:end-glue-point="2" svg:d="M13500 12000v6600h-3994v-1600" svg:viewBox="0 0 3995 6601">
          <text:p/>
        </draw:connector>
        <draw:connector draw:style-name="gr5" draw:text-style-name="P5" draw:layer="layout" draw:line-skew="1.099cm" svg:x1="13.5cm" svg:y1="12cm" svg:x2="3.5cm" svg:y2="17cm" draw:start-shape="id2" draw:start-glue-point="2" draw:end-shape="id10" draw:end-glue-point="2" svg:d="M13500 12000v6600h-10000v-1600" svg:viewBox="0 0 10001 6601">
          <text:p/>
        </draw:connector>
        <draw:connector draw:style-name="gr8" draw:text-style-name="P8" draw:layer="layout" draw:line-skew="6.099cm" svg:x1="13.5cm" svg:y1="12cm" svg:x2="25.5cm" svg:y2="12cm" draw:start-shape="id2" draw:start-glue-point="2" draw:end-shape="id3" draw:end-glue-point="2" svg:d="M13500 12000v6600h12000v-6600" svg:viewBox="0 0 12001 66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5T21:02:23.334859498</meta:creation-date>
    <dc:date>2021-03-16T14:06:34.774650751</dc:date>
    <meta:editing-duration>PT4H43M18S</meta:editing-duration>
    <meta:editing-cycles>52</meta:editing-cycles>
    <meta:generator>LibreOffice/6.4.6.2$Linux_X86_64 LibreOffice_project/40$Build-2</meta:generator>
    <meta:document-statistic meta:object-count="22"/>
  </office:meta>
</office:document-meta>
</file>